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ato" table:style-name="ta1">
        <table:shapes>
          <draw:frame draw:z-index="0" draw:style-name="gr1" draw:text-style-name="P1" svg:width="159.25mm" svg:height="89.51mm" svg:x="267.53mm" svg:y="0mm">
            <draw:object draw:notify-on-update-of-ranges="exato.G6:exato.G13 exato.H6:exato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5.79mm" svg:height="89.51mm" svg:x="317.91mm" svg:y="2.39mm">
            <draw:object draw:notify-on-update-of-ranges="exato.I3:exato.I14 exato.J3:exato.J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49.71mm" svg:y="114.14mm">
            <draw:object draw:notify-on-update-of-ranges="exato.D15:exato.D15 exato.E16:exato.E20 exato.D22:exato.D22 exato.E23:exato.E27 exato.D29:exato.D29 exato.E30:exato.E34 exato.D36:exato.D36 exato.E37:exato.E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resultado ótimo</text:p>
          </table:table-cell>
          <table:table-cell/>
          <table:table-cell office:value-type="string" calcext:value-type="string">
            <text:p>resultado exato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úmero de ite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000111" calcext:value-type="float">
            <text:p>0,0001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44" calcext:value-type="float">
            <text:p>4,4E-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0111" calcext:value-type="float">
            <text:p>0,000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000104" calcext:value-type="float">
            <text:p>0,0001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0044" calcext:value-type="float">
            <text:p>4,4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0.000073" calcext:value-type="float">
            <text:p>7,3E-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0104" calcext:value-type="float">
            <text:p>0,000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.000059" calcext:value-type="float">
            <text:p>5,9E-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44" calcext:value-type="float">
            <text:p>4,4E-05</text:p>
          </table:table-cell>
          <table:table-cell office:value-type="float" office:value="4" calcext:value-type="float">
            <text:p>4</text:p>
          </table:table-cell>
          <table:table-cell office:value-type="float" office:value="0.000073" calcext:value-type="float">
            <text:p>7,3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0.000287" calcext:value-type="float">
            <text:p>0,0002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5" calcext:value-type="float">
            <text:p>5</text:p>
          </table:table-cell>
          <table:table-cell office:value-type="float" office:value="0.000059" calcext:value-type="float">
            <text:p>5,9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0.000158" calcext:value-type="float">
            <text:p>0,0001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6" calcext:value-type="float">
            <text:p>6</text:p>
          </table:table-cell>
          <table:table-cell office:value-type="float" office:value="0.000287" calcext:value-type="float">
            <text:p>0,000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float" office:value="2044" calcext:value-type="float">
            <text:p>2044</text:p>
          </table:table-cell>
          <table:table-cell office:value-type="float" office:value="0.002405" calcext:value-type="float">
            <text:p>0,0024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7" calcext:value-type="float">
            <text:p>7</text:p>
          </table:table-cell>
          <table:table-cell office:value-type="float" office:value="0.000158" calcext:value-type="float">
            <text:p>0,000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" calcext:value-type="float">
            <text:p>1875</text:p>
          </table:table-cell>
          <table:table-cell/>
          <table:table-cell office:value-type="float" office:value="1875" calcext:value-type="float">
            <text:p>1875</text:p>
          </table:table-cell>
          <table:table-cell office:value-type="float" office:value="0.000913" calcext:value-type="float">
            <text:p>0,0009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913" calcext:value-type="float">
            <text:p>0,000913</text:p>
          </table:table-cell>
          <table:table-cell office:value-type="float" office:value="8" calcext:value-type="float">
            <text:p>8</text:p>
          </table:table-cell>
          <table:table-cell office:value-type="float" office:value="0.002405" calcext:value-type="float">
            <text:p>0,0024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float" office:value="0.009742" calcext:value-type="float">
            <text:p>0,0097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9742" calcext:value-type="float">
            <text:p>0,009742</text:p>
          </table:table-cell>
          <table:table-cell office:value-type="float" office:value="9" calcext:value-type="float">
            <text:p>9</text:p>
          </table:table-cell>
          <table:table-cell office:value-type="float" office:value="0.000913" calcext:value-type="float">
            <text:p>0,0009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98" calcext:value-type="float">
            <text:p>3398</text:p>
          </table:table-cell>
          <table:table-cell/>
          <table:table-cell office:value-type="float" office:value="3398" calcext:value-type="float">
            <text:p>3398</text:p>
          </table:table-cell>
          <table:table-cell office:value-type="float" office:value="0.016658" calcext:value-type="float">
            <text:p>0,01665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6658" calcext:value-type="float">
            <text:p>0,016658</text:p>
          </table:table-cell>
          <table:table-cell office:value-type="float" office:value="10" calcext:value-type="float">
            <text:p>10</text:p>
          </table:table-cell>
          <table:table-cell office:value-type="float" office:value="0.009742" calcext:value-type="float">
            <text:p>0,0097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36" calcext:value-type="float">
            <text:p>7736</text:p>
          </table:table-cell>
          <table:table-cell/>
          <table:table-cell office:value-type="float" office:value="7736" calcext:value-type="float">
            <text:p>7736</text:p>
          </table:table-cell>
          <table:table-cell office:value-type="float" office:value="0.796084" calcext:value-type="float">
            <text:p>0,7960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96084" calcext:value-type="float">
            <text:p>0,796084</text:p>
          </table:table-cell>
          <table:table-cell office:value-type="float" office:value="11" calcext:value-type="float">
            <text:p>11</text:p>
          </table:table-cell>
          <table:table-cell office:value-type="float" office:value="0.016658" calcext:value-type="float">
            <text:p>0,016658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796084" calcext:value-type="float">
            <text:p>0,7960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 seg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0683" calcext:value-type="float">
            <text:p>20683</text:p>
          </table:table-cell>
          <table:table-cell table:formula="of:=[.D16]/[.B16]" office:value-type="float" office:value="0.902045444633434" calcext:value-type="float">
            <text:p>0,90204544463343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28686" calcext:value-type="float">
            <text:p>28686</text:p>
          </table:table-cell>
          <table:table-cell table:formula="of:=[.D17]/[.B17]" office:value-type="float" office:value="0.760700079554495" calcext:value-type="float">
            <text:p>0,76070007955449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1317" calcext:value-type="float">
            <text:p>41317</text:p>
          </table:table-cell>
          <table:table-cell table:formula="of:=[.D18]/[.B18]" office:value-type="float" office:value="0.645487353340936" calcext:value-type="float">
            <text:p>0,645487353340936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43518" calcext:value-type="float">
            <text:p>43518</text:p>
          </table:table-cell>
          <table:table-cell table:formula="of:=[.D19]/[.B19]" office:value-type="float" office:value="0.452421794591897" calcext:value-type="float">
            <text:p>0,452421794591897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3843" calcext:value-type="float">
            <text:p>63843</text:p>
          </table:table-cell>
          <table:table-cell table:formula="of:=[.D20]/[.B20]" office:value-type="float" office:value="0.500533124264994" calcext:value-type="float">
            <text:p>0,50053312426499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30 seg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0683" calcext:value-type="float">
            <text:p>20683</text:p>
          </table:table-cell>
          <table:table-cell table:formula="of:=[.D23]/[.B23]" office:value-type="float" office:value="0.902045444633434" calcext:value-type="float">
            <text:p>0,90204544463343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28686" calcext:value-type="float">
            <text:p>28686</text:p>
          </table:table-cell>
          <table:table-cell table:formula="of:=[.D24]/[.B24]" office:value-type="float" office:value="0.760700079554495" calcext:value-type="float">
            <text:p>0,76070007955449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1317" calcext:value-type="float">
            <text:p>41317</text:p>
          </table:table-cell>
          <table:table-cell table:formula="of:=[.D25]/[.B25]" office:value-type="float" office:value="0.645487353340936" calcext:value-type="float">
            <text:p>0,645487353340936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43518" calcext:value-type="float">
            <text:p>43518</text:p>
          </table:table-cell>
          <table:table-cell table:formula="of:=[.D26]/[.B26]" office:value-type="float" office:value="0.452421794591897" calcext:value-type="float">
            <text:p>0,452421794591897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6557" calcext:value-type="float">
            <text:p>66557</text:p>
          </table:table-cell>
          <table:table-cell table:formula="of:=[.D27]/[.B27]" office:value-type="float" office:value="0.521811054488436" calcext:value-type="float">
            <text:p>0,52181105448843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20 seg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2929" calcext:value-type="float">
            <text:p>22929</text:p>
          </table:table-cell>
          <table:table-cell table:formula="of:=[.D30]/[.B30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35246" calcext:value-type="float">
            <text:p>35246</text:p>
          </table:table-cell>
          <table:table-cell table:formula="of:=[.D31]/[.B31]" office:value-type="float" office:value="0.934659241580483" calcext:value-type="float">
            <text:p>0,934659241580483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3890" calcext:value-type="float">
            <text:p>43890</text:p>
          </table:table-cell>
          <table:table-cell table:formula="of:=[.D32]/[.B32]" office:value-type="float" office:value="0.685684825571404" calcext:value-type="float">
            <text:p>0,685684825571404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54768" calcext:value-type="float">
            <text:p>54768</text:p>
          </table:table-cell>
          <table:table-cell table:formula="of:=[.D33]/[.B33]" office:value-type="float" office:value="0.569379035024795" calcext:value-type="float">
            <text:p>0,569379035024795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6557" calcext:value-type="float">
            <text:p>66557</text:p>
          </table:table-cell>
          <table:table-cell table:formula="of:=[.D34]/[.B34]" office:value-type="float" office:value="0.521811054488436" calcext:value-type="float">
            <text:p>0,52181105448843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300 seg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2929" calcext:value-type="float">
            <text:p>22929</text:p>
          </table:table-cell>
          <table:table-cell table:formula="of:=[.D37]/[.B3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36264" calcext:value-type="float">
            <text:p>36264</text:p>
          </table:table-cell>
          <table:table-cell table:formula="of:=[.D38]/[.B38]" office:value-type="float" office:value="0.961654733492442" calcext:value-type="float">
            <text:p>0,961654733492442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6420" calcext:value-type="float">
            <text:p>46420</text:p>
          </table:table-cell>
          <table:table-cell table:formula="of:=[.D39]/[.B39]" office:value-type="float" office:value="0.725210517271009" calcext:value-type="float">
            <text:p>0,72521051727100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54768" calcext:value-type="float">
            <text:p>54768</text:p>
          </table:table-cell>
          <table:table-cell table:formula="of:=[.D40]/[.B40]" office:value-type="float" office:value="0.569379035024795" calcext:value-type="float">
            <text:p>0,569379035024795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6557" calcext:value-type="float">
            <text:p>66557</text:p>
          </table:table-cell>
          <table:table-cell table:formula="of:=[.D41]/[.B41]" office:value-type="float" office:value="0.521811054488436" calcext:value-type="float">
            <text:p>0,521811054488436</text:p>
          </table:table-cell>
          <table:table-cell table:number-columns-repeated="5"/>
        </table:table-row>
      </table:table>
      <table:table table:name="heuristico" table:style-name="ta1">
        <table:shapes>
          <draw:frame draw:z-index="0" draw:style-name="gr1" draw:text-style-name="P1" svg:width="159.95mm" svg:height="90.05mm" svg:x="235.38mm" svg:y="26.29mm">
            <draw:object draw:notify-on-update-of-ranges="heuristico.A2:heuristico.A13 heuristico.A16:heuristico.A20 heuristico.F2:heuristico.F13 heuristico.F16:heuristico.F20 heuristico.G2:heuristico.G13 heuristico.G16:heuristico.G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resultado ótimo</text:p>
          </table:table-cell>
          <table:table-cell/>
          <table:table-cell table:style-name="ce1" office:value-type="string" calcext:value-type="string">
            <text:p>obtid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00058" calcext:value-type="float">
            <text:p>5,8E-05</text:p>
          </table:table-cell>
          <table:table-cell table:formula="of:=[.D2]/[.B2]" office:value-type="float" office:value="0.875647668393782" calcext:value-type="float">
            <text:p>0,875647668393782</text:p>
          </table:table-cell>
          <table:table-cell table:formula="of:=1-[.F2]" office:value-type="float" office:value="0.124352331606218" calcext:value-type="float">
            <text:p>0,124352331606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66" calcext:value-type="float">
            <text:p>6,6E-05</text:p>
          </table:table-cell>
          <table:table-cell table:formula="of:=[.D3]/[.B3]" office:value-type="float" office:value="1" calcext:value-type="float">
            <text:p>1</text:p>
          </table:table-cell>
          <table:table-cell table:formula="of:=1-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000085" calcext:value-type="float">
            <text:p>8,5E-05</text:p>
          </table:table-cell>
          <table:table-cell table:formula="of:=[.D4]/[.B4]" office:value-type="float" office:value="1" calcext:value-type="float">
            <text:p>1</text:p>
          </table:table-cell>
          <table:table-cell table:formula="of:=1-[.F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0.000075" calcext:value-type="float">
            <text:p>7,5E-05</text:p>
          </table:table-cell>
          <table:table-cell table:formula="of:=[.D5]/[.B5]" office:value-type="float" office:value="1" calcext:value-type="float">
            <text:p>1</text:p>
          </table:table-cell>
          <table:table-cell table:formula="of:=1-[.F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.00002" calcext:value-type="float">
            <text:p>2E-05</text:p>
          </table:table-cell>
          <table:table-cell table:formula="of:=[.D6]/[.B6]" office:value-type="float" office:value="1" calcext:value-type="float">
            <text:p>1</text:p>
          </table:table-cell>
          <table:table-cell table:formula="of:=1-[.F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0.000025" calcext:value-type="float">
            <text:p>2,5E-05</text:p>
          </table:table-cell>
          <table:table-cell table:formula="of:=[.D7]/[.B7]" office:value-type="float" office:value="0.96080627099664" calcext:value-type="float">
            <text:p>0,96080627099664</text:p>
          </table:table-cell>
          <table:table-cell table:formula="of:=1-[.F7]" office:value-type="float" office:value="0.0391937290033595" calcext:value-type="float">
            <text:p>0,039193729003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0.000024" calcext:value-type="float">
            <text:p>2,4E-05</text:p>
          </table:table-cell>
          <table:table-cell table:formula="of:=[.D8]/[.B8]" office:value-type="float" office:value="0.970775095298602" calcext:value-type="float">
            <text:p>0,970775095298602</text:p>
          </table:table-cell>
          <table:table-cell table:formula="of:=1-[.F8]" office:value-type="float" office:value="0.0292249047013977" calcext:value-type="float">
            <text:p>0,029224904701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float" office:value="1861" calcext:value-type="float">
            <text:p>1861</text:p>
          </table:table-cell>
          <table:table-cell office:value-type="float" office:value="0.00008" calcext:value-type="float">
            <text:p>8E-05</text:p>
          </table:table-cell>
          <table:table-cell table:formula="of:=[.D9]/[.B9]" office:value-type="float" office:value="0.910469667318982" calcext:value-type="float">
            <text:p>0,910469667318982</text:p>
          </table:table-cell>
          <table:table-cell table:formula="of:=1-[.F9]" office:value-type="float" office:value="0.0895303326810176" calcext:value-type="float">
            <text:p>0,089530332681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" calcext:value-type="float">
            <text:p>1875</text:p>
          </table:table-cell>
          <table:table-cell/>
          <table:table-cell office:value-type="float" office:value="1829" calcext:value-type="float">
            <text:p>1829</text:p>
          </table:table-cell>
          <table:table-cell office:value-type="float" office:value="0.000037" calcext:value-type="float">
            <text:p>3,7E-05</text:p>
          </table:table-cell>
          <table:table-cell table:formula="of:=[.D10]/[.B10]" office:value-type="float" office:value="0.975466666666667" calcext:value-type="float">
            <text:p>0,975466666666667</text:p>
          </table:table-cell>
          <table:table-cell table:formula="of:=1-[.F10]" office:value-type="float" office:value="0.0245333333333333" calcext:value-type="float">
            <text:p>0,0245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float" office:value="0.000045" calcext:value-type="float">
            <text:p>4,5E-05</text:p>
          </table:table-cell>
          <table:table-cell table:formula="of:=[.D11]/[.B11]" office:value-type="float" office:value="1" calcext:value-type="float">
            <text:p>1</text:p>
          </table:table-cell>
          <table:table-cell table:formula="of:=1-[.F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98" calcext:value-type="float">
            <text:p>3398</text:p>
          </table:table-cell>
          <table:table-cell/>
          <table:table-cell office:value-type="float" office:value="3098" calcext:value-type="float">
            <text:p>3098</text:p>
          </table:table-cell>
          <table:table-cell office:value-type="float" office:value="0.000068" calcext:value-type="float">
            <text:p>6,8E-05</text:p>
          </table:table-cell>
          <table:table-cell table:formula="of:=[.D12]/[.B12]" office:value-type="float" office:value="0.911712772218952" calcext:value-type="float">
            <text:p>0,911712772218952</text:p>
          </table:table-cell>
          <table:table-cell table:formula="of:=1-[.F12]" office:value-type="float" office:value="0.0882872277810477" calcext:value-type="float">
            <text:p>0,088287227781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36" calcext:value-type="float">
            <text:p>7736</text:p>
          </table:table-cell>
          <table:table-cell/>
          <table:table-cell office:value-type="float" office:value="7401" calcext:value-type="float">
            <text:p>7401</text:p>
          </table:table-cell>
          <table:table-cell office:value-type="float" office:value="0.000117" calcext:value-type="float">
            <text:p>0,000117</text:p>
          </table:table-cell>
          <table:table-cell table:formula="of:=[.D13]/[.B13]" office:value-type="float" office:value="0.956695966907963" calcext:value-type="float">
            <text:p>0,956695966907963</text:p>
          </table:table-cell>
          <table:table-cell table:formula="of:=1-[.F13]" office:value-type="float" office:value="0.0433040330920372" calcext:value-type="float">
            <text:p>0,04330403309203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2878" calcext:value-type="float">
            <text:p>22878</text:p>
          </table:table-cell>
          <table:table-cell office:value-type="float" office:value="0.000398" calcext:value-type="float">
            <text:p>0,000398</text:p>
          </table:table-cell>
          <table:table-cell table:formula="of:=[.D16]/[.B16]" office:value-type="float" office:value="0.997775742509486" calcext:value-type="float">
            <text:p>0,997775742509486</text:p>
          </table:table-cell>
          <table:table-cell table:formula="of:=1-[.F16]" office:value-type="float" office:value="0.00222425749051425" calcext:value-type="float">
            <text:p>0,0022242574905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37666" calcext:value-type="float">
            <text:p>37666</text:p>
          </table:table-cell>
          <table:table-cell office:value-type="float" office:value="0.001203" calcext:value-type="float">
            <text:p>0,001203</text:p>
          </table:table-cell>
          <table:table-cell table:formula="of:=[.D17]/[.B17]" office:value-type="float" office:value="0.998833200742509" calcext:value-type="float">
            <text:p>0,998833200742509</text:p>
          </table:table-cell>
          <table:table-cell table:formula="of:=1-[.F17]" office:value-type="float" office:value="0.00116679925749141" calcext:value-type="float">
            <text:p>0,0011667992574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63748" calcext:value-type="float">
            <text:p>63748</text:p>
          </table:table-cell>
          <table:table-cell office:value-type="float" office:value="0.002071" calcext:value-type="float">
            <text:p>0,002071</text:p>
          </table:table-cell>
          <table:table-cell table:formula="of:=[.D18]/[.B18]" office:value-type="float" office:value="0.995922448405693" calcext:value-type="float">
            <text:p>0,995922448405693</text:p>
          </table:table-cell>
          <table:table-cell table:formula="of:=1-[.F18]" office:value-type="float" office:value="0.00407755159430701" calcext:value-type="float">
            <text:p>0,0040775515943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95808" calcext:value-type="float">
            <text:p>95808</text:p>
          </table:table-cell>
          <table:table-cell office:value-type="float" office:value="0.002242" calcext:value-type="float">
            <text:p>0,002242</text:p>
          </table:table-cell>
          <table:table-cell table:formula="of:=[.D19]/[.B19]" office:value-type="float" office:value="0.996039048124006" calcext:value-type="float">
            <text:p>0,996039048124006</text:p>
          </table:table-cell>
          <table:table-cell table:formula="of:=1-[.F19]" office:value-type="float" office:value="0.0039609518759941" calcext:value-type="float">
            <text:p>0,0039609518759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126865" calcext:value-type="float">
            <text:p>126865</text:p>
          </table:table-cell>
          <table:table-cell office:value-type="float" office:value="0.00289" calcext:value-type="float">
            <text:p>0,00289</text:p>
          </table:table-cell>
          <table:table-cell table:formula="of:=[.D20]/[.B20]" office:value-type="float" office:value="0.994629557036456" calcext:value-type="float">
            <text:p>0,994629557036456</text:p>
          </table:table-cell>
          <table:table-cell table:formula="of:=1-[.F20]" office:value-type="float" office:value="0.00537044296354372" calcext:value-type="float">
            <text:p>0,00537044296354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58" calcext:value-type="float">
            <text:p>5,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066" calcext:value-type="float">
            <text:p>6,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085" calcext:value-type="float">
            <text:p>8,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75" calcext:value-type="float">
            <text:p>7,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" calcext:value-type="float">
            <text:p>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25" calcext:value-type="float">
            <text:p>2,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2,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8" calcext:value-type="float">
            <text:p>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037" calcext:value-type="float">
            <text:p>3,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45" calcext:value-type="float">
            <text:p>4,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0068" calcext:value-type="float">
            <text:p>6,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0117" calcext:value-type="float">
            <text:p>0,000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0398" calcext:value-type="float">
            <text:p>0,000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1203" calcext:value-type="float">
            <text:p>0,001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02071" calcext:value-type="float">
            <text:p>0,002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02242" calcext:value-type="float">
            <text:p>0,002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289" calcext:value-type="float">
            <text:p>0,002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7:18:02.835229718</meta:creation-date>
    <dc:date>2018-04-21T03:01:06.179562407</dc:date>
    <meta:editing-duration>PT2H29M54S</meta:editing-duration>
    <meta:editing-cycles>6</meta:editing-cycles>
    <meta:generator>LibreOffice/6.0.0.3$Linux_X86_64 LibreOffice_project/00m0$Build-3</meta:generator>
    <meta:document-statistic meta:table-count="2" meta:cell-count="3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26cm" svg:height="8.952cm" xlink:href=".." xlink:type="simple" chart:class="chart:scatter" chart:style-name="ch1">
        <chart:plot-area chart:style-name="ch2" table:cell-range-address="exato.G6:exato.H13" chart:data-source-has-labels="column" svg:x="0.318cm" svg:y="0.179cm" svg:width="15.29cm" svg:height="8.594cm">
          <chartooo:coordinate-region svg:x="1.045cm" svg:y="0.378cm" svg:width="14.284cm" svg:height="7.748cm"/>
          <chart:axis chart:dimension="x" chart:name="primary-x" chart:style-name="ch3" chartooo:axis-type="auto">
            <chart:categories table:cell-range-address="exato.G6:exato.G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ato.H6:exato.H13" chart:class="chart:scatter">
            <chart:domain table:cell-range-address="exato.G6:exato.G13"/>
            <chart:data-point/>
            <chart:data-point chart:style-name="c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exato.G6:exato.G13</svg:desc>
                </draw:g>
              </table:table-cell>
              <table:table-cell office:value-type="float" office:value="0.000044">
                <text:p>0.000044</text:p>
                <draw:g>
                  <svg:desc>exato.H6:exato.H13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405">
                <text:p>0.0024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9742">
                <text:p>0.0097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6658">
                <text:p>0.0166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6084">
                <text:p>0.796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58cm" svg:height="8.952cm" xlink:href=".." xlink:type="simple" chart:class="chart:line" chart:style-name="ch1">
        <chart:plot-area chart:style-name="ch2" table:cell-range-address="exato.I3:exato.J14" chart:data-source-has-labels="column" svg:x="0.311cm" svg:y="0.179cm" svg:width="14.958cm" svg:height="8.594cm">
          <chartooo:coordinate-region svg:x="1.038cm" svg:y="0.378cm" svg:width="14.044cm" svg:height="7.748cm"/>
          <chart:axis chart:dimension="x" chart:name="primary-x" chart:style-name="ch3" chartooo:axis-type="auto">
            <chartooo:date-scale/>
            <chart:categories table:cell-range-address="exato.I3:exato.I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exato.J3:exato.J14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xato.I3:exato.I14</svg:desc>
                </draw:g>
              </table:table-cell>
              <table:table-cell office:value-type="float" office:value="0.000111">
                <text:p>0.000111</text:p>
                <draw:g>
                  <svg:desc>exato.J3:exato.J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405">
                <text:p>0.0024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9742">
                <text:p>0.0097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6658">
                <text:p>0.0166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96084">
                <text:p>0.796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454cm" style:legend-expansion="high" chart:style-name="ch2"/>
        <chart:plot-area chart:style-name="ch3" table:cell-range-address="exato.D15:exato.D15 exato.E16:exato.E20 exato.D22:exato.D22 exato.E23:exato.E27 exato.D29:exato.D29 exato.E30:exato.E34 exato.D36:exato.D36 exato.E37:exato.E41" chart:data-source-has-labels="row" svg:x="0.32cm" svg:y="0.18cm" svg:width="13.388cm" svg:height="8.64cm">
          <chartooo:coordinate-region svg:x="1.047cm" svg:y="0.38cm" svg:width="12.661cm" svg:height="7.79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exato.E16:exato.E20" chart:label-cell-address="exato.D15:exato.D15" chart:class="chart:bar">
            <chart:data-point chart:repeated="5"/>
          </chart:series>
          <chart:series chart:style-name="ch8" chart:values-cell-range-address="exato.E23:exato.E27" chart:label-cell-address="exato.D22:exato.D22" chart:class="chart:bar">
            <chart:data-point chart:repeated="5"/>
          </chart:series>
          <chart:series chart:style-name="ch9" chart:values-cell-range-address="exato.E30:exato.E34" chart:label-cell-address="exato.D29:exato.D29" chart:class="chart:bar">
            <chart:data-point chart:repeated="5"/>
          </chart:series>
          <chart:series chart:style-name="ch10" chart:values-cell-range-address="exato.E37:exato.E41" chart:label-cell-address="exato.D36:exato.D3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seg</text:p>
                <draw:g>
                  <svg:desc>exato.D15:exato.D15</svg:desc>
                </draw:g>
              </table:table-cell>
              <table:table-cell office:value-type="string">
                <text:p>30 seg</text:p>
                <draw:g>
                  <svg:desc>exato.D22:exato.D22</svg:desc>
                </draw:g>
              </table:table-cell>
              <table:table-cell office:value-type="string">
                <text:p>120 seg</text:p>
                <draw:g>
                  <svg:desc>exato.D29:exato.D29</svg:desc>
                </draw:g>
              </table:table-cell>
              <table:table-cell office:value-type="string">
                <text:p>300 seg</text:p>
                <draw:g>
                  <svg:desc>exato.D36:exato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2045444633434">
                <text:p>0.902045444633434</text:p>
                <draw:g>
                  <svg:desc>exato.E16:exato.E20</svg:desc>
                </draw:g>
              </table:table-cell>
              <table:table-cell office:value-type="float" office:value="0.902045444633434">
                <text:p>0.902045444633434</text:p>
                <draw:g>
                  <svg:desc>exato.E23:exato.E27</svg:desc>
                </draw:g>
              </table:table-cell>
              <table:table-cell office:value-type="float" office:value="1">
                <text:p>1</text:p>
                <draw:g>
                  <svg:desc>exato.E30:exato.E34</svg:desc>
                </draw:g>
              </table:table-cell>
              <table:table-cell office:value-type="float" office:value="1">
                <text:p>1</text:p>
                <draw:g>
                  <svg:desc>exato.E37:exato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0700079554495">
                <text:p>0.760700079554495</text:p>
              </table:table-cell>
              <table:table-cell office:value-type="float" office:value="0.760700079554495">
                <text:p>0.760700079554495</text:p>
              </table:table-cell>
              <table:table-cell office:value-type="float" office:value="0.934659241580483">
                <text:p>0.934659241580483</text:p>
              </table:table-cell>
              <table:table-cell office:value-type="float" office:value="0.961654733492442">
                <text:p>0.961654733492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5487353340936">
                <text:p>0.645487353340936</text:p>
              </table:table-cell>
              <table:table-cell office:value-type="float" office:value="0.645487353340936">
                <text:p>0.645487353340936</text:p>
              </table:table-cell>
              <table:table-cell office:value-type="float" office:value="0.685684825571404">
                <text:p>0.685684825571404</text:p>
              </table:table-cell>
              <table:table-cell office:value-type="float" office:value="0.725210517271009">
                <text:p>0.725210517271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2421794591897">
                <text:p>0.452421794591897</text:p>
              </table:table-cell>
              <table:table-cell office:value-type="float" office:value="0.452421794591897">
                <text:p>0.452421794591897</text:p>
              </table:table-cell>
              <table:table-cell office:value-type="float" office:value="0.569379035024795">
                <text:p>0.569379035024795</text:p>
              </table:table-cell>
              <table:table-cell office:value-type="float" office:value="0.569379035024795">
                <text:p>0.569379035024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0533124264994">
                <text:p>0.500533124264994</text:p>
              </table:table-cell>
              <table:table-cell office:value-type="float" office:value="0.521811054488436">
                <text:p>0.521811054488436</text:p>
              </table:table-cell>
              <table:table-cell office:value-type="float" office:value="0.521811054488436">
                <text:p>0.521811054488436</text:p>
              </table:table-cell>
              <table:table-cell office:value-type="float" office:value="0.521811054488436">
                <text:p>0.5218110544884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plot-area chart:style-name="ch2" table:cell-range-address="heuristico.A2:heuristico.A13 heuristico.A16:heuristico.A20 heuristico.F2:heuristico.G13 heuristico.F16:heuristico.G20" chart:data-source-has-labels="column" svg:x="0.319cm" svg:y="0.18cm" svg:width="15.358cm" svg:height="8.646cm">
          <chartooo:coordinate-region svg:x="1.919cm" svg:y="0.379cm" svg:width="13.758cm" svg:height="7.8cm"/>
          <chart:axis chart:dimension="x" chart:name="primary-x" chart:style-name="ch3" chartooo:axis-type="auto">
            <chartooo:date-scale/>
            <chart:categories table:cell-range-address="heuristico.A2:heuristico.A13 heuristico.A16:heuristico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euristico.F2:heuristico.F13 heuristico.F16:heuristico.F20" chart:class="chart:bar">
            <chart:data-point chart:repeated="17"/>
          </chart:series>
          <chart:series chart:style-name="ch7" chart:values-cell-range-address="heuristico.G2:heuristico.G13 heuristico.G16:heuristico.G20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Column G 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euristico.A2:heuristico.A13 heuristico.A16:heuristico.A20</svg:desc>
                </draw:g>
              </table:table-cell>
              <table:table-cell office:value-type="float" office:value="0.875647668393782">
                <text:p>0.875647668393782</text:p>
                <draw:g>
                  <svg:desc>heuristico.F2:heuristico.F13 heuristico.F16:heuristico.F20</svg:desc>
                </draw:g>
              </table:table-cell>
              <table:table-cell office:value-type="float" office:value="0.124352331606218">
                <text:p>0.124352331606218</text:p>
                <draw:g>
                  <svg:desc>heuristico.G2:heuristico.G13 heuristico.G16:heuristico.G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080627099664">
                <text:p>0.96080627099664</text:p>
              </table:table-cell>
              <table:table-cell office:value-type="float" office:value="0.0391937290033595">
                <text:p>0.03919372900335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70775095298602">
                <text:p>0.970775095298602</text:p>
              </table:table-cell>
              <table:table-cell office:value-type="float" office:value="0.0292249047013977">
                <text:p>0.02922490470139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10469667318982">
                <text:p>0.910469667318982</text:p>
              </table:table-cell>
              <table:table-cell office:value-type="float" office:value="0.0895303326810176">
                <text:p>0.08953033268101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5466666666667">
                <text:p>0.975466666666667</text:p>
              </table:table-cell>
              <table:table-cell office:value-type="float" office:value="0.0245333333333333">
                <text:p>0.0245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11712772218952">
                <text:p>0.911712772218952</text:p>
              </table:table-cell>
              <table:table-cell office:value-type="float" office:value="0.0882872277810477">
                <text:p>0.08828722778104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6695966907963">
                <text:p>0.956695966907963</text:p>
              </table:table-cell>
              <table:table-cell office:value-type="float" office:value="0.0433040330920372">
                <text:p>0.04330403309203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7775742509486">
                <text:p>0.997775742509486</text:p>
              </table:table-cell>
              <table:table-cell office:value-type="float" office:value="0.00222425749051425">
                <text:p>0.002224257490514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8833200742509">
                <text:p>0.998833200742509</text:p>
              </table:table-cell>
              <table:table-cell office:value-type="float" office:value="0.00116679925749141">
                <text:p>0.001166799257491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5922448405693">
                <text:p>0.995922448405693</text:p>
              </table:table-cell>
              <table:table-cell office:value-type="float" office:value="0.00407755159430701">
                <text:p>0.004077551594307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96039048124006">
                <text:p>0.996039048124006</text:p>
              </table:table-cell>
              <table:table-cell office:value-type="float" office:value="0.0039609518759941">
                <text:p>0.003960951875994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94629557036456">
                <text:p>0.994629557036456</text:p>
              </table:table-cell>
              <table:table-cell office:value-type="float" office:value="0.00537044296354372">
                <text:p>0.005370442963543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